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9269.046555" calcext:value-type="float">
            <text:p>19269.046555</text:p>
          </table:table-cell>
          <table:table-cell table:formula="of:=[.H2]/24/365" office:value-type="float" office:value="2.19966284874429" calcext:value-type="float">
            <text:p>2.19966284874429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2" calcext:value-type="float">
            <text:p>88458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3" calcext:value-type="float">
            <text:p>88458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0:31:07.080105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12T10:36:25.447164440</dc:date>
    <meta:editing-duration>P5DT16H1M10S</meta:editing-duration>
    <meta:editing-cycles>216</meta:editing-cycles>
    <meta:document-statistic meta:table-count="1" meta:cell-count="7198" meta:object-count="0"/>
  </office:meta>
</office:document-meta>
</file>